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code@becode-HP-EliteBook-8560p:~/heba$ touch hello_world.py</text:p>
      <text:p text:style-name="Standard">becode@becode-HP-EliteBook-8560p:~/heba$ gedit hello_world.py </text:p>
      <text:p text:style-name="Standard">becode@becode-HP-EliteBook-8560p:~/heba$ python3 hello_world.py </text:p>
      <text:p text:style-name="Standard">Hello world!</text:p>
      <text:p text:style-name="Standard">becode@becode-HP-EliteBook-8560p:~/heba$ ls</text:p>
      <text:p text:style-name="Standard">Dockerfile <text:s/>hello_world.py</text:p>
      <text:p text:style-name="Standard">becode@becode-HP-EliteBook-8560p:~/heba$ sudo docker ps</text:p>
      <text:p text:style-name="Standard">[sudo] password for becode: </text:p>
      <text:p text:style-name="Standard">CONTAINER ID <text:s text:c="2"/>IMAGE <text:s text:c="4"/>COMMAND <text:s text:c="2"/>CREATED <text:s text:c="2"/>STATUS <text:s text:c="3"/>PORTS <text:s text:c="4"/>NAMES</text:p>
      <text:p text:style-name="Standard">becode@becode-HP-EliteBook-8560p:~/heba$ sudo docker ps -a</text:p>
      <text:p text:style-name="Standard">CONTAINER ID <text:s text:c="2"/>IMAGE <text:s text:c="8"/>COMMAND <text:s text:c="3"/>CREATED <text:s text:c="12"/>STATUS <text:s text:c="24"/>PORTS <text:s text:c="4"/>NAMES</text:p>
      <text:p text:style-name="Standard">c70cf6232524 <text:s text:c="2"/>hello-world <text:s text:c="2"/>"/hello" <text:s text:c="2"/>About an hour ago <text:s text:c="2"/>Exited (0) About an hour ago <text:s text:c="12"/>condescending_wright</text:p>
      <text:p text:style-name="Standard">becode@becode-HP-EliteBook-8560p:~/heba$ sudo docker images</text:p>
      <text:p text:style-name="Standard">REPOSITORY <text:s text:c="3"/>TAG <text:s text:c="6"/>IMAGE ID <text:s text:c="6"/>CREATED <text:s text:c="7"/>SIZE</text:p>
      <text:p text:style-name="Standard">hello-world <text:s text:c="2"/>latest <text:s text:c="3"/>d1165f221234 <text:s text:c="2"/>5 months ago <text:s text:c="2"/>13.3kB</text:p>
      <text:p text:style-name="Standard">becode@becode-HP-EliteBook-8560p:~/heba$ gedit Dockerfile </text:p>
      <text:p text:style-name="Standard">becode@becode-HP-EliteBook-8560p:~/heba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14:58:05.692368293</meta:creation-date>
    <dc:date>2021-08-19T14:59:25.575120425</dc:date>
    <meta:editing-duration>PT1M20S</meta:editing-duration>
    <meta:editing-cycles>1</meta:editing-cycles>
    <meta:document-statistic meta:table-count="0" meta:image-count="0" meta:object-count="0" meta:page-count="1" meta:paragraph-count="17" meta:word-count="79" meta:character-count="982" meta:non-whitespace-character-count="793"/>
    <meta:generator>LibreOffice/6.0.7.3$Linux_X86_64 LibreOffice_project/00m0$Build-3</meta:generator>
  </office:meta>
</office:document-meta>
</file>